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4.251cm" style:rel-column-width="16383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style:vertical-align="middle" fo:padding="0cm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b247c" officeooo:paragraph-rsid="000b247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b247c" officeooo:paragraph-rsid="000b247c"/>
    </style:style>
    <style:style style:name="P7" style:family="paragraph" style:parent-style-name="Text_20_body">
      <style:text-properties officeooo:rsid="000b247c" officeooo:paragraph-rsid="000b247c"/>
    </style:style>
    <style:style style:name="T1" style:family="text">
      <style:text-properties officeooo:rsid="001ecd26"/>
    </style:style>
    <style:style style:name="T2" style:family="text">
      <style:text-properties fo:color="#000000" style:text-position="33% 80%"/>
    </style:style>
    <style:style style:name="T3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Инвариантная самостоятельная работа</text:h>
      <text:h text:style-name="Heading_20_2" text:outline-level="2">Задание 1.1</text:h>
      <table:table table:name="Таблица1" table:style-name="Таблица1">
        <table:table-column table:style-name="Таблица1.A" table:number-columns-repeated="4"/>
        <table:table-header-rows>
          <table:table-row table:style-name="Таблица1.1">
            <table:table-cell table:style-name="Таблица1.A1" office:value-type="string">
              <text:p text:style-name="P4">№</text:p>
            </table:table-cell>
            <table:table-cell table:style-name="Таблица1.A1" office:value-type="string">
              <text:p text:style-name="P4">Автор</text:p>
            </table:table-cell>
            <table:table-cell table:style-name="Таблица1.A1" office:value-type="string">
              <text:p text:style-name="P4">Название</text:p>
            </table:table-cell>
            <table:table-cell table:style-name="Таблица1.A1" office:value-type="string">
              <text:p text:style-name="P4">Ссылка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3"><text:a xlink:type="simple" xlink:href="https://www.elibrary.ru/author_items.asp?authorid=915355" text:style-name="Internet_20_link" text:visited-style-name="Visited_20_Internet_20_Link">СОСНОВСКИЙ ЮРИЙ ВАСИЛЬЕВИЧ</text:a><text:span text:style-name="T2">1</text:span>,</text:p>
            <text:p text:style-name="P3"><text:a xlink:type="simple" xlink:href="https://www.elibrary.ru/author_items.asp?authorid=454160" text:style-name="Internet_20_link" text:visited-style-name="Visited_20_Internet_20_Link">ТРОПИН МИХАИЛ ПЕТРОВИЧ</text:a><text:span text:style-name="T2">1</text:span></text:p>
          </table:table-cell>
          <table:table-cell table:style-name="Таблица1.A1" office:value-type="string">
            <text:p text:style-name="P5">ЭЛЕМЕНТЫ АБСТРАКТНОЙ И КОМПЬЮТЕРНОЙ АЛГЕБРЫ</text:p>
          </table:table-cell>
          <table:table-cell table:style-name="Таблица1.A1" office:value-type="string">
            <text:p text:style-name="P5">https://www.elibrary.ru/item.asp?id=37002125</text:p>
          </table:table-cell>
        </table:table-row>
        <table:table-row table:style-name="Таблица1.1"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5"><text:s/>ЛОБОДИНА ЛЮБОВЬ ВЛАДИМИРОВНА</text:p>
          </table:table-cell>
          <table:table-cell table:style-name="Таблица1.A1" office:value-type="string">
            <text:p text:style-name="P5">ЭЛЕМЕНТЫ АБСТРАКТНОЙ И КОМПЬЮТЕРНОЙ АЛГЕБРЫ</text:p>
          </table:table-cell>
          <table:table-cell table:style-name="Таблица1.A1" office:value-type="string">
            <text:p text:style-name="P5">https://www.elibrary.ru/item.asp?id=19451645</text:p>
          </table:table-cell>
        </table:table-row>
        <table:table-row table:style-name="Таблица1.1"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3"><text:a xlink:type="simple" xlink:href="https://www.elibrary.ru/author_items.asp?authorid=481290" text:style-name="Internet_20_link" text:visited-style-name="Visited_20_Internet_20_Link"><text:span text:style-name="T3">ШИЛИН ИЛЬЯ АНАТОЛЬЕВИЧ</text:span></text:a><text:span text:style-name="T2">1</text:span></text:p>
            <text:p text:style-name="P5"/>
          </table:table-cell>
          <table:table-cell table:style-name="Таблица1.A1" office:value-type="string">
            <text:p text:style-name="P5">КОМПЬЮТЕРНАЯ АЛГЕБРА В ЗАДАЧАХ</text:p>
          </table:table-cell>
          <table:table-cell table:style-name="Таблица1.A1" office:value-type="string">
            <text:p text:style-name="P5">https://www.elibrary.ru/item.asp?id=37093302</text:p>
          </table:table-cell>
        </table:table-row>
        <table:table-row table:style-name="Таблица1.1"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3"><text:a xlink:type="simple" xlink:href="https://www.elibrary.ru/author_items.asp?authorid=169621" text:style-name="Internet_20_link" text:visited-style-name="Visited_20_Internet_20_Link"><text:span text:style-name="T3">БОРЗУНОВ С.В.</text:span></text:a><text:span text:style-name="T2">1</text:span>,</text:p>
            <text:p text:style-name="P3"><text:a xlink:type="simple" xlink:href="https://www.elibrary.ru/author_items.asp?authorid=737489" text:style-name="Internet_20_link" text:visited-style-name="Visited_20_Internet_20_Link"><text:span text:style-name="T3">ВАХИТОВ РИФ ХАМЗИЕВИЧ</text:span></text:a>,</text:p>
            <text:p text:style-name="P3"><text:a xlink:type="simple" xlink:href="https://www.elibrary.ru/author_items.asp?authorid=109405" text:style-name="Internet_20_link" text:visited-style-name="Visited_20_Internet_20_Link"><text:span text:style-name="T3">ВАХИТОВА Е.В.</text:span></text:a><text:span text:style-name="T2">1</text:span></text:p>
          </table:table-cell>
          <table:table-cell table:style-name="Таблица1.A1" office:value-type="string">
            <text:p text:style-name="P5">ФУНДАМЕНТАЛЬНАЯ И КОМПЬЮТЕРНАЯ АЛГЕБРА</text:p>
          </table:table-cell>
          <table:table-cell table:style-name="Таблица1.A1" office:value-type="string">
            <text:p text:style-name="P5">https://www.elibrary.ru/item.asp?id=41864831</text:p>
          </table:table-cell>
        </table:table-row>
        <table:table-row table:style-name="Таблица1.1"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3"><text:a xlink:type="simple" xlink:href="https://www.elibrary.ru/author_items.asp?authorid=568444" text:style-name="Internet_20_link" text:visited-style-name="Visited_20_Internet_20_Link"><text:span text:style-name="T3">САГДЕЕВ К.М.</text:span></text:a><text:span text:style-name="T2">1</text:span>,</text:p>
            <text:p text:style-name="P3"><text:a xlink:type="simple" xlink:href="https://www.elibrary.ru/author_items.asp?authorid=719576" text:style-name="Internet_20_link" text:visited-style-name="Visited_20_Internet_20_Link"><text:span text:style-name="T3">ОЛЕНЕВ АЛЕКСАНДР АНАТОЛЬЕВИЧ</text:span></text:a><text:span text:style-name="T2">2</text:span></text:p>
          </table:table-cell>
          <table:table-cell table:style-name="Таблица1.A1" office:value-type="string">
            <text:p text:style-name="P5">АБСТРАКТНАЯ И КОМПЬЮТЕРНАЯ АЛГЕБРА</text:p>
          </table:table-cell>
          <table:table-cell table:style-name="Таблица1.A1" office:value-type="string">
            <text:p text:style-name="P5">https://www.elibrary.ru/item.asp?id=42463635</text:p>
          </table:table-cell>
        </table:table-row>
        <table:table-row table:style-name="Таблица1.1">
          <table:table-cell table:style-name="Таблица1.A1" office:value-type="string">
            <text:p text:style-name="P6">6</text:p>
          </table:table-cell>
          <table:table-cell table:style-name="Таблица1.A1" office:value-type="string">
            <text:p text:style-name="P3"><text:a xlink:type="simple" xlink:href="https://www.elibrary.ru/author_items.asp?authorid=299084" text:style-name="Internet_20_link" text:visited-style-name="Visited_20_Internet_20_Link"><text:span text:style-name="T3">ГОЛИКОВА ЕКАТЕРИНА ИВАНОВНА</text:span></text:a><text:span text:style-name="T2">1</text:span>,</text:p>
            <text:p text:style-name="P3"><text:a xlink:type="simple" xlink:href="https://www.elibrary.ru/author_items.asp?authorid=298974" text:style-name="Internet_20_link" text:visited-style-name="Visited_20_Internet_20_Link"><text:span text:style-name="T3">ГОЛАНОВА АННА ВИКТОРОВНА</text:span></text:a><text:span text:style-name="T2">1</text:span></text:p>
          </table:table-cell>
          <table:table-cell table:style-name="Таблица1.A1" office:value-type="string">
            <text:p text:style-name="P5">ЭЛЕМЕНТЫ АБСТРАКТНОЙ И КОМПЬЮТЕРНОЙ АЛГЕБРЫ</text:p>
          </table:table-cell>
          <table:table-cell table:style-name="Таблица1.A1" office:value-type="string">
            <text:p text:style-name="P5">https://www.elibrary.ru/item.asp?id=29213829</text:p>
          </table:table-cell>
        </table:table-row>
        <table:table-row table:style-name="Таблица1.1">
          <table:table-cell table:style-name="Таблица1.A1" office:value-type="string">
            <text:p text:style-name="P6">7</text:p>
          </table:table-cell>
          <table:table-cell table:style-name="Таблица1.A1" office:value-type="string">
            <text:p text:style-name="P5"><text:s/>ПАНКРАТЬЕВ Е.В.</text:p>
          </table:table-cell>
          <table:table-cell table:style-name="Таблица1.A1" office:value-type="string">
            <text:p text:style-name="P5">ВВЕДЕНИЕ В КОМПЬЮТЕРНУЮ АЛГЕБРУ</text:p>
          </table:table-cell>
          <table:table-cell table:style-name="Таблица1.A1" office:value-type="string">
            <text:p text:style-name="P5">https://www.elibrary.ru/item.asp?id=29994282</text:p>
          </table:table-cell>
        </table:table-row>
        <table:table-row table:style-name="Таблица1.1">
          <table:table-cell table:style-name="Таблица1.A1" office:value-type="string">
            <text:p text:style-name="P6">8</text:p>
          </table:table-cell>
          <table:table-cell table:style-name="Таблица1.A1" office:value-type="string">
            <text:p text:style-name="P5"><text:a xlink:type="simple" xlink:href="https://www.elibrary.ru/author_items.asp?authorid=148363" text:style-name="Internet_20_link" text:visited-style-name="Visited_20_Internet_20_Link"><text:span text:style-name="T3">ПОДНЕБЕСОВА ГАЛИНА БОРИСОВНА</text:span></text:a></text:p>
          </table:table-cell>
          <table:table-cell table:style-name="Таблица1.A1" office:value-type="string">
            <text:p text:style-name="P5">АБСТРАКТНАЯ И КОМПЬЮТЕРНАЯ АЛГЕБРА</text:p>
          </table:table-cell>
          <table:table-cell table:style-name="Таблица1.A1" office:value-type="string">
            <text:p text:style-name="P5">https://www.elibrary.ru/item.asp?id=32436791</text:p>
          </table:table-cell>
        </table:table-row>
        <table:table-row table:style-name="Таблица1.1">
          <table:table-cell table:style-name="Таблица1.A1" office:value-type="string">
            <text:p text:style-name="P6">9</text:p>
          </table:table-cell>
          <table:table-cell table:style-name="Таблица1.A1" office:value-type="string">
            <text:p text:style-name="P5"><text:s/>ЦАРЕВ А.В.,</text:p>
            <text:p text:style-name="P5">ШЕИНА Г.В.</text:p>
          </table:table-cell>
          <table:table-cell table:style-name="Таблица1.A1" office:value-type="string">
            <text:p text:style-name="P5">ЭЛЕМЕНТЫ АБСТРАКТНОЙ И КОМПЬЮТЕРНОЙ АЛГЕБРЫ</text:p>
          </table:table-cell>
          <table:table-cell table:style-name="Таблица1.A1" office:value-type="string">
            <text:p text:style-name="P5">https://www.elibrary.ru/item.asp?id=30669172</text:p>
          </table:table-cell>
        </table:table-row>
        <table:table-row table:style-name="Таблица1.1">
          <table:table-cell table:style-name="Таблица1.A1" office:value-type="string">
            <text:p text:style-name="P6">10</text:p>
          </table:table-cell>
          <table:table-cell table:style-name="Таблица1.A1" office:value-type="string">
            <text:p text:style-name="P3"><text:a xlink:type="simple" xlink:href="https://www.elibrary.ru/author_items.asp?authorid=142630" text:style-name="Internet_20_link" text:visited-style-name="Visited_20_Internet_20_Link">ГЛУХОВА Н.В.</text:a><text:span text:style-name="T2">1</text:span></text:p>
          </table:table-cell>
          <table:table-cell table:style-name="Таблица1.A1" office:value-type="string">
            <text:p text:style-name="P5">ЭЛЕМЕНТЫ АБСТРАКТНОЙ И КОМПЬЮТЕРНОЙ <text:soft-page-break/>АЛГЕБРЫ</text:p>
          </table:table-cell>
          <table:table-cell table:style-name="Таблица1.A1" office:value-type="string">
            <text:p text:style-name="P5">https://www.elibrary.ru/item.asp?id=24958694</text:p>
          </table:table-cell>
        </table:table-row>
      </table:table>
      <text:p text:style-name="Text_20_body"/>
      <text:h text:style-name="Heading_20_2" text:outline-level="2">Задание 1.2</text:h>
      <text:p text:style-name="P7"><text:tab/><text:a xlink:type="simple" xlink:href="https://sites.google.com/view/arseniivelichko/главная-страница" text:style-name="Internet_20_link" text:visited-style-name="Visited_20_Internet_20_Link">Сайт-портфолио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0:15:36.140455322</meta:creation-date>
    <meta:generator>LibreOffice/6.4.5.2$Linux_X86_64 LibreOffice_project/40$Build-2</meta:generator>
    <dc:date>2020-09-15T22:30:12.792094517</dc:date>
    <meta:editing-duration>PT3M22S</meta:editing-duration>
    <meta:editing-cycles>2</meta:editing-cycles>
    <meta:document-statistic meta:table-count="1" meta:image-count="0" meta:object-count="0" meta:page-count="2" meta:paragraph-count="58" meta:word-count="135" meta:character-count="1364" meta:non-whitespace-character-count="1283"/>
  </office:meta>
</office:document-meta>
</file>